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ведение</text:h>
      <text:p text:style-name="Standard"/>
      <text:p text:style-name="Standard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Standard">фраза о том, что без инструмента визуализации моделирование невозможно.</text:p>
      <text:p text:style-name="Standard"/>
      <text:p text:style-name="Standard"/>
      <text:p text:style-name="Standard"/>
      <text:p text:style-name="Standard">Цель построения.</text:p>
      <text:p text:style-name="Standard"/>
      <text:h text:style-name="Heading_20_1" text:outline-level="1">Формирование требований</text:h>
      <text:p text:style-name="Standard"/>
      <text:p text:style-name="Standard">Основными требованиями, предъявляемыми к системе, являются:</text:p>
      <text:p text:style-name="Standard">- открытость</text:p>
      <text:p text:style-name="Standard">- адекватность проблемной области</text:p>
      <text:p text:style-name="Standard"/>
      <text:p text:style-name="Standard">Открытость включает в себя:</text:p>
      <text:p text:style-name="Standard">* Переносимость -- реализация модулей программы не должна быть привязана к какой-либо платформе. В системе будет допускаться привязкам отдельных реализаций некоторых модулей к определённым платформам, но в целом система должна быть платформонезависимой.</text:p>
      <text:p text:style-name="Standard">* Интероперабельность -- способность компонентов системы взаимодействовать между собой. (взимодействие с системой моделирования?)</text:p>
      <text:p text:style-name="Standard">* Масштабируемость -- система должна быть способна визуализировать задачи разных масштабов, будь то отладчоный запуск на двумероном массиве 10х10, или же моделирование на огромной трёхмерной сетке.</text:p>
      <text:p text:style-name="Standard">* Дружественность интерфейса</text:p>
      <text:p text:style-name="Standard"><text:tab/>(интерфейса пользователя) -- графический должен быть простым и интуитивно-понятным. (и несложным?)</text:p>
      <text:p text:style-name="Standard"><text:tab/>(программного интерфейса) -- (интерфейс должен требовать реализацию (почти) минимального необходимого набора методов)</text:p>
      <text:p text:style-name="Standard"/>
      <text:p text:style-name="Standard">Обоснование, почему без открытости не обойтись.</text:p>
      <text:p text:style-name="Standard"/>
      <text:p text:style-name="Standard">* Гибкость -- слои и сборка из слоёв.</text:p>
      <text:p text:style-name="Standard">* Интерактивность (часть пользовательского интерфейса, часть адекватности)</text:p>
      <text:p text:style-name="Standard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Standard"/>
      <text:p text:style-name="Standard">Статистически-обощённые режимы и режим наподобии микроскопа.</text:p>
      <text:p text:style-name="Standard"/>
      <text:p text:style-name="Standard"/>
      <text:p text:style-name="Standard"/>
      <text:h text:style-name="Heading_20_1" text:outline-level="1"><text:soft-page-break/>Обзор существующих систем</text:h>
      <text:p text:style-name="Standard">* обзор ~20 систем по одной форме (octave).</text:p>
      <text:p text:style-name="Standard">* вывод, что ни одна система не соответствует в полной мере требованиям.</text:p>
      <text:p text:style-name="Standard"/>
      <text:p text:style-name="Standard"/>
      <text:h text:style-name="Heading_20_1" text:outline-level="1">Описание своей системы</text:h>
      <text:p text:style-name="Standard"/>
      <text:p text:style-name="Standard"/>
      <text:p text:style-name="Standard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Литература</text:h>
      <text:p text:style-name="Standard"/>
      <text:p text:style-name="Standard"><text:a xlink:type="simple" xlink:href="http://www.osp.ru/os/1995/06/178768/">http://www.osp.ru/os/1995/06/178768/</text:a> - сво-ва открытых систе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2-12-03T17:07:16</dc:date>
    <meta:editing-duration>PT1M1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27" meta:word-count="244" meta:character-count="2013" meta:non-whitespace-character-count="1794"/>
  </office:meta>
</office:document-meta>
</file>